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56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1.252cm" fo:break-before="auto" style:use-optimal-row-height="true"/>
    </style:style>
    <style:style style:name="ro5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1" table:style-name="ta1">
        <table:table-column table:style-name="co1" table:default-cell-style-name="ce2"/>
        <table:table-column table:style-name="co1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>
            <text:p>Land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Kort note + kilde</text:p>
          </table:table-cell>
        </table:table-row>
        <table:table-row table:style-name="ro2">
          <table:table-cell office:value-type="string" calcext:value-type="string">
            <text:p>AT (Østrig)</text:p>
          </table:table-cell>
          <table:table-cell office:value-type="string" calcext:value-type="string">
            <text:p>EU-min + sæson</text:p>
          </table:table-cell>
          <table:table-cell office:value-type="string" calcext:value-type="string">
            <text:p>ØBB: 25 % ≥60 min / 50 % ≥120 min; særlige småbeløb for sæsonkort (fx 1,50 € pr. &gt;20 min). (<text:a xlink:href="https://www.oebb.at/en/fragen-und-antworten/rechte-pflichten/fahrgastrechte?utm_source=chatgpt.com" xlink:type="simple">ÖBB Reisewebsite</text:a>)</text:p>
          </table:table-cell>
        </table:table-row>
        <table:table-row table:style-name="ro2">
          <table:table-cell office:value-type="string" calcext:value-type="string">
            <text:p>BE (Belgien)</text:p>
          </table:table-cell>
          <table:table-cell office:value-type="string" calcext:value-type="string">
            <text:p>Udvidet</text:p>
          </table:table-cell>
          <table:table-cell office:value-type="string" calcext:value-type="string">
            <text:p>SNCB: kompensation bl.a. for 30+ min for pendlere/faste billetter; standard 60/120 regler også. (<text:a xlink:href="https://www.belgiantrain.be/en/support/customer-service/compensation?utm_source=chatgpt.com" xlink:type="simple">belgiantrain.be</text:a>)</text:p>
          </table:table-cell>
        </table:table-row>
        <table:table-row table:style-name="ro3">
          <table:table-cell office:value-type="string" calcext:value-type="string">
            <text:p>BG (Bulgarien)</text:p>
          </table:table-cell>
          <table:table-cell office:value-type="string" calcext:value-type="string">
            <text:p>EU-min</text:p>
          </table:table-cell>
          <table:table-cell office:value-type="string" calcext:value-type="string">
            <text:p>BDŽ: 25 % ≥60 / 50 % ≥120; min. 4 €. (<text:a xlink:href="https://www.bdz.bg/en/a/passengers-rights-and-obligations?utm_source=chatgpt.com" xlink:type="simple">БДЖ - Пътнически превози</text:a>)</text:p>
          </table:table-cell>
        </table:table-row>
        <table:table-row table:style-name="ro2">
          <table:table-cell office:value-type="string" calcext:value-type="string">
            <text:p>HR (Kroatien)</text:p>
          </table:table-cell>
          <table:table-cell office:value-type="string" calcext:value-type="string">
            <text:p>EU-min</text:p>
          </table:table-cell>
          <table:table-cell office:value-type="string" calcext:value-type="string">
            <text:p>HŽPP: 25 % ≥60 / 50 % ≥120; også ordning for hyppige forsinkelser med pendlerkort. (<text:a xlink:href="https://www.hzpp.hr/en/after-your-trip/delay-compensation?utm_source=chatgpt.com" xlink:type="simple">hzpp.hr</text:a>)</text:p>
          </table:table-cell>
        </table:table-row>
        <table:table-row table:style-name="ro3">
          <table:table-cell office:value-type="string" calcext:value-type="string">
            <text:p>CY (Cypern)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gen passagertog (ingen national jernbane). (<text:a xlink:href="https://en.wikipedia.org/wiki/Rail_transport_in_Europe?utm_source=chatgpt.com" xlink:type="simple">en.wikipedia.org</text:a>)</text:p>
          </table:table-cell>
        </table:table-row>
        <table:table-row table:style-name="ro4">
          <table:table-cell office:value-type="string" calcext:value-type="string">
            <text:p>CZ (Tjekkiet)</text:p>
          </table:table-cell>
          <table:table-cell office:value-type="string" calcext:value-type="string">
            <text:p>EU-min (+praktik)</text:p>
          </table:table-cell>
          <table:table-cell office:value-type="string" calcext:value-type="string">
            <text:p>ČD: 25 % ≥60 / 50 % ≥120; minimumsbeløb/automatisk for e-billetter. (<text:a xlink:href="https://www.cd.cz/assets/info/cim-se-ridime/compensation-request-en.pdf?utm_source=chatgpt.com" xlink:type="simple">cd.cz</text:a>)</text:p>
          </table:table-cell>
        </table:table-row>
        <table:table-row table:style-name="ro4">
          <table:table-cell office:value-type="string" calcext:value-type="string">
            <text:p>DK (Danmark)</text:p>
          </table:table-cell>
          <table:table-cell table:style-name="ce2" office:value-type="string" calcext:value-type="string">
            <text:p>Udvidet</text:p>
          </table:table-cell>
          <table:table-cell table:style-name="ce2" office:value-type="string" calcext:value-type="string">
            <text:p>DSB Rejsetidsgaranti fra 30 min (indenrigs); EU-satser ved 60/120 for internationale. (<text:a xlink:href="https://www.dsb.dk/find-produkter-og-services/dsb-rejsetidsgaranti/dsb-basis-rejsetidsgaranti/?utm_source=chatgpt.com" xlink:type="simple">DSB</text:a>)</text:p>
          </table:table-cell>
        </table:table-row>
        <table:table-row table:style-name="ro4">
          <table:table-cell office:value-type="string" calcext:value-type="string">
            <text:p>EE (Estland)</text:p>
          </table:table-cell>
          <table:table-cell table:style-name="ce2" office:value-type="string" calcext:value-type="string">
            <text:p>Udvidet</text:p>
          </table:table-cell>
          <table:table-cell office:value-type="string" calcext:value-type="string">
            <text:p>Elron: fuld refundering ved 30+ min forsinkelse/cancellation (indenrigs). (<text:a xlink:href="https://elron.ee/en/piletiinfo/pileti-huvitamine?utm_source=chatgpt.com" xlink:type="simple">elron.ee</text:a>)</text:p>
          </table:table-cell>
        </table:table-row>
        <table:table-row table:style-name="ro4">
          <table:table-cell office:value-type="string" calcext:value-type="string">
            <text:p>FI (Finland)</text:p>
          </table:table-cell>
          <table:table-cell office:value-type="string" calcext:value-type="string">
            <text:p>EU-min + national ramme</text:p>
          </table:table-cell>
          <table:table-cell office:value-type="string" calcext:value-type="string">
            <text:p>VR: 25 % ≥60 / 50 % ≥120; yderl. regler i finsk jernbanelov (skade op til 5 000 €). (<text:a xlink:href="https://www.vr.fi/en/on-track/disruptions?utm_source=chatgpt.com" xlink:type="simple">VR</text:a>)</text:p>
          </table:table-cell>
        </table:table-row>
        <table:table-row table:style-name="ro5">
          <table:table-cell office:value-type="string" calcext:value-type="string">
            <text:p>FR (Frankrig)</text:p>
          </table:table-cell>
          <table:table-cell table:style-name="ce2" office:value-type="string" calcext:value-type="string">
            <text:p>Udvidet</text:p>
          </table:table-cell>
          <table:table-cell table:style-name="ce2" office:value-type="string" calcext:value-type="string">
            <text:p>SNCF “Garantie G30”: TGV/Intercités kompensation fra 30 min (25 %→75 % trinvist); OUIGO følger typisk 60/120. (<text:a xlink:href="https://www.sncf-connect.com/aide/retard-de-votre-train-et-remboursement?utm_source=chatgpt.com" xlink:type="simple">SNCF Connect</text:a>)</text:p>
          </table:table-cell>
        </table:table-row>
        <table:table-row table:style-name="ro5">
          <table:table-cell office:value-type="string" calcext:value-type="string">
            <text:p>DE (Tyskland)</text:p>
          </table:table-cell>
          <table:table-cell office:value-type="string" calcext:value-type="string">
            <text:p>EU-min + lokal/pendler</text:p>
          </table:table-cell>
          <table:table-cell office:value-type="string" calcext:value-type="string">
            <text:p>DB: 25 % ≥60 / 50 % ≥120; supplerende regler for sæson/regionale ordninger (fx bruge andet tog/refusion). (<text:a xlink:href="https://int.bahn.de/en/booking-information/passenger-rights/legal-regulations?utm_source=chatgpt.com" xlink:type="simple">int.bahn.de</text:a>)</text:p>
          </table:table-cell>
        </table:table-row>
        <table:table-row table:style-name="ro3">
          <table:table-cell office:value-type="string" calcext:value-type="string">
            <text:p>EL/GR (Grækenland)</text:p>
          </table:table-cell>
          <table:table-cell office:value-type="string" calcext:value-type="string">
            <text:p>EU-min</text:p>
          </table:table-cell>
          <table:table-cell office:value-type="string" calcext:value-type="string">
            <text:p>Hellenic Train: 25 % ≥60 / 50 % ≥120. (<text:a xlink:href="https://www.hellenictrain.gr/en/reimbursements?utm_source=chatgpt.com" xlink:type="simple">hellenictrain.gr</text:a>)</text:p>
          </table:table-cell>
        </table:table-row>
        <table:table-row table:style-name="ro4">
          <table:table-cell office:value-type="string" calcext:value-type="string">
            <text:p>HU (Ungarn)</text:p>
          </table:table-cell>
          <table:table-cell office:value-type="string" calcext:value-type="string">
            <text:p>EU-min + ny pendlerordning</text:p>
          </table:table-cell>
          <table:table-cell office:value-type="string" calcext:value-type="string">
            <text:p>MÁV: 25 % ≥60 / 50 % ≥120; 2025: auto-refusion pilot/ordning omtalt i medier. (<text:a xlink:href="https://www.mavcsoport.hu/en/mav-szemelyszallitas/international-travels/delays-and-lost-connections?utm_source=chatgpt.com" xlink:type="simple">MÁV-csoport</text:a>)</text:p>
          </table:table-cell>
        </table:table-row>
        <table:table-row table:style-name="ro2">
          <table:table-cell office:value-type="string" calcext:value-type="string">
            <text:p>IE (Irland)</text:p>
          </table:table-cell>
          <table:table-cell table:style-name="ce2" office:value-type="string" calcext:value-type="string">
            <text:p>Udvidet</text:p>
          </table:table-cell>
          <table:table-cell office:value-type="string" calcext:value-type="string">
            <text:p>Irish Rail: vouchers 50 % ved 60–120 min, 100 % ≥120 min (enkelt/retur); særskilte satser for periodekort. (<text:a xlink:href="https://www.irishrail.ie/faqs/my-train-was-delayed-when-am-i-entitled-to-a-ref?utm_source=chatgpt.com" xlink:type="simple">Irish Rail</text:a>)</text:p>
          </table:table-cell>
        </table:table-row>
        <table:table-row table:style-name="ro4">
          <table:table-cell office:value-type="string" calcext:value-type="string">
            <text:p>IT (Italien)</text:p>
          </table:table-cell>
          <table:table-cell table:style-name="ce2" office:value-type="string" calcext:value-type="string">
            <text:p>Udvidet</text:p>
          </table:table-cell>
          <table:table-cell office:value-type="string" calcext:value-type="string">
            <text:p>Trenitalia Frecce: 25 % ved 30–59 min (voucher); større ved &gt;59 min; øvrigt følger EU. (<text:a xlink:href="https://www.trenitalia.com/it/informazioni/indennizzo-per-ritardodeltreno.html?utm_source=chatgpt.com" xlink:type="simple">trenitalia.com</text:a>)</text:p>
          </table:table-cell>
        </table:table-row>
        <table:table-row table:style-name="ro2">
          <table:table-cell office:value-type="string" calcext:value-type="string">
            <text:p>LV (Letland)</text:p>
          </table:table-cell>
          <table:table-cell office:value-type="string" calcext:value-type="string">
            <text:p>Udvidet (afgangsfokus)</text:p>
          </table:table-cell>
          <table:table-cell office:value-type="string" calcext:value-type="string">
            <text:p>Pasažieru vilciens (Vivi): fuld refundering hvis afgang forsinkes &gt;15 min / aflysning (e-billetregler). (<text:a xlink:href="https://www.vivi.lv/en/tickets/e-ticket/rules-for-the-purchase-use-and-return-of-electronic-tickets/?utm_source=chatgpt.com" xlink:type="simple">vivi.lv</text:a>)</text:p>
          </table:table-cell>
        </table:table-row>
        <table:table-row table:style-name="ro2">
          <table:table-cell office:value-type="string" calcext:value-type="string">
            <text:p>LT (Litauen)</text:p>
          </table:table-cell>
          <table:table-cell office:value-type="string" calcext:value-type="string">
            <text:p>EU-ramme</text:p>
          </table:table-cell>
          <table:table-cell office:value-type="string" calcext:value-type="string">
            <text:p>LTG Link beskriver EU-rettigheder; detaljer pr. produkt/linje (PL-LT Regio m.m.). (<text:a xlink:href="https://ltglink.lt/en/conditions-of-carriage-of-the-poland-lithuania-regio-special-tariff?utm_source=chatgpt.com" xlink:type="simple">ltglink.lt</text:a>)</text:p>
          </table:table-cell>
        </table:table-row>
        <table:table-row table:style-name="ro4">
          <table:table-cell office:value-type="string" calcext:value-type="string">
            <text:p>LU (Luxembourg)</text:p>
          </table:table-cell>
          <table:table-cell office:value-type="string" calcext:value-type="string">
            <text:p>EU-min</text:p>
          </table:table-cell>
          <table:table-cell office:value-type="string" calcext:value-type="string">
            <text:p>CFL/Guichet.lu: 25 % ≥60 / 50 % ≥120. (<text:a xlink:href="https://www.cfl.lu/en-gb/withoutbarrier/detail/service-apres-vente?utm_source=chatgpt.com" xlink:type="simple">cfl.lu</text:a>)</text:p>
          </table:table-cell>
        </table:table-row>
        <table:table-row table:style-name="ro1">
          <table:table-cell office:value-type="string" calcext:value-type="string">
            <text:p>MT (Malta)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Ingen jernbane. (<text:a xlink:href="https://en.wikipedia.org/wiki/Rail_transport_in_Europe?utm_source=chatgpt.com" xlink:type="simple">en.wikipedia.org</text:a>)</text:p>
          </table:table-cell>
        </table:table-row>
        <table:table-row table:style-name="ro2">
          <table:table-cell office:value-type="string" calcext:value-type="string">
            <text:p>NL (Nederlandene)</text:p>
          </table:table-cell>
          <table:table-cell table:style-name="ce2" office:value-type="string" calcext:value-type="string">
            <text:p>Udvidet</text:p>
          </table:table-cell>
          <table:table-cell office:value-type="string" calcext:value-type="string">
            <text:p>NS Geld-terug-bij-vertraging: refundering fra 30 min (og 15 min på HSL-tillæg); særlige tabeller. (<text:a xlink:href="https://www.ns.nl/en/customer-service/refunds/refunds-for-delays-on-a-domestic-route.html?utm_source=chatgpt.com" xlink:type="simple">Nederlandse Spoorwegen</text:a>)</text:p>
          </table:table-cell>
        </table:table-row>
        <table:table-row table:style-name="ro4">
          <table:table-cell office:value-type="string" calcext:value-type="string">
            <text:p>PL (Polen)</text:p>
          </table:table-cell>
          <table:table-cell office:value-type="string" calcext:value-type="string">
            <text:p>EU-min</text:p>
          </table:table-cell>
          <table:table-cell office:value-type="string" calcext:value-type="string">
            <text:p>Officiel tilsynsmyndighed (UTK): 25 % ≥60 / 50 % ≥120. (<text:a xlink:href="https://utk.gov.pl/en/passenger-rights/passenger-rights-in-rail-trans?utm_source=chatgpt.com" xlink:type="simple">Urząd Transportu Kolejowego</text:a>)</text:p>
          </table:table-cell>
        </table:table-row>
        <table:table-row table:style-name="ro4">
          <table:table-cell office:value-type="string" calcext:value-type="string">
            <text:p>PT (Portugal)</text:p>
          </table:table-cell>
          <table:table-cell table:style-name="ce2" office:value-type="string" calcext:value-type="string">
            <text:p>Udvidet</text:p>
          </table:table-cell>
          <table:table-cell office:value-type="string" calcext:value-type="string">
            <text:p>CP: 25 % ved 15–29 min, 50 % ved 30–59 min, 100 % ≥60 min (udvalgte tjenester). (<text:a xlink:href="https://www.cp.pt/info/w/reembolsos?utm_source=chatgpt.com" xlink:type="simple">cp.pt</text:a>)</text:p>
          </table:table-cell>
        </table:table-row>
        <table:table-row table:style-name="ro4">
          <table:table-cell office:value-type="string" calcext:value-type="string">
            <text:p>RO (Rumænien)</text:p>
          </table:table-cell>
          <table:table-cell office:value-type="string" calcext:value-type="string">
            <text:p>EU-min</text:p>
          </table:table-cell>
          <table:table-cell office:value-type="string" calcext:value-type="string">
            <text:p>CFR Călători: 25 % ≥60 / 50 % ≥120; nationale undtagelser fastsat i HG 527/2023. (<text:a xlink:href="https://www.cfrcalatori.ro/wp-content/uploads/2024/08/Formular-CFR-Calatori-Cerere-de-despagubire-pentru-intarzierea-trenulu_en.pdf?utm_source=chatgpt.com" xlink:type="simple">CFR Calatori</text:a>)</text:p>
          </table:table-cell>
        </table:table-row>
        <table:table-row table:style-name="ro4">
          <table:table-cell office:value-type="string" calcext:value-type="string">
            <text:p>SK (Slovakiet)</text:p>
          </table:table-cell>
          <table:table-cell office:value-type="string" calcext:value-type="string">
            <text:p>EU-min + tilføjelser</text:p>
          </table:table-cell>
          <table:table-cell office:value-type="string" calcext:value-type="string">
            <text:p>ZSSK: 25 % ≥60 / 50 % ≥120; særregler for EC/SC-tillæg i indland. (<text:a xlink:href="https://www.zssk.sk/en/about-us/rail-passenger-rights/compensation-in-international-transport/?utm_source=chatgpt.com" xlink:type="simple">Národný dopravca</text:a>)</text:p>
          </table:table-cell>
        </table:table-row>
        <table:table-row table:style-name="ro4">
          <table:table-cell office:value-type="string" calcext:value-type="string">
            <text:p>SI (Slovenien)</text:p>
          </table:table-cell>
          <table:table-cell office:value-type="string" calcext:value-type="string">
            <text:p>EU-min</text:p>
          </table:table-cell>
          <table:table-cell office:value-type="string" calcext:value-type="string">
            <text:p>Slovenske železnice: 25 % ≥60 / 50 % ≥120; min. 4 €. (<text:a xlink:href="https://potniski.sz.si/en/useful-information/passengers-rights/?utm_source=chatgpt.com" xlink:type="simple">Slovenske železnice - Potniški promet</text:a>)</text:p>
          </table:table-cell>
        </table:table-row>
        <table:table-row table:style-name="ro5">
          <table:table-cell office:value-type="string" calcext:value-type="string">
            <text:p>ES (Spanien)</text:p>
          </table:table-cell>
          <table:table-cell table:style-name="ce2" office:value-type="string" calcext:value-type="string">
            <text:p>Udvidet (varierer)</text:p>
          </table:table-cell>
          <table:table-cell office:value-type="string" calcext:value-type="string">
            <text:p>Renfe (2025 ændringer): AVE/LD: 50 % ≥60 min, 100 % ≥90 min; internationale/Avant m.fl. har særskemaer (nogle stadig fra 30 min). (<text:a xlink:href="https://www.renfe.com/es/es/ayuda/compromiso-puntualidad?utm_source=chatgpt.com" xlink:type="simple">renfe.com</text:a>)</text:p>
          </table:table-cell>
        </table:table-row>
        <table:table-row table:style-name="ro2">
          <table:table-cell office:value-type="string" calcext:value-type="string">
            <text:p>SE (Sverige)</text:p>
          </table:table-cell>
          <table:table-cell office:value-type="string" calcext:value-type="string">
            <text:p>EU-min + national lov for &lt;150 km</text:p>
          </table:table-cell>
          <table:table-cell office:value-type="string" calcext:value-type="string">
            <text:p>SJ: 25 % ≥60 / 50 % ≥120; for korte rejser (&lt;150 km) gælder svensk Kollektivtrafiklag med ofte mere gunstige satser. (<text:a xlink:href="https://www.sj.se/en/about-sj/terms-and-conditions/rights-in-the-event-of-a-delay?utm_source=chatgpt.com" xlink:type="simple">SJ</text:a>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lespidser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ilespidser_20_1" draw:display-name="Pilespidser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1">00-00-0000</text:date>, <text:time style:data-style-name="N2" text:time-value="22:37:35.496733900">00:00:00</text:time></text:p>
        </style:region-right>
      </style:header>
      <style:header-left style:display="false"/>
      <style:header-first style:display="false"/>
      <style:footer>
        <text:p>Sid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9T12:21:27.211964300</meta:creation-date>
    <dc:date>2025-09-29T12:23:05.040714200</dc:date>
    <meta:editing-duration>PT1M37S</meta:editing-duration>
    <meta:editing-cycles>2</meta:editing-cycles>
    <meta:generator>LibreOffice/25.2.5.2$Windows_X86_64 LibreOffice_project/03d19516eb2e1dd5d4ccd751a0d6f35f35e08022</meta:generator>
    <meta:document-statistic meta:table-count="1" meta:cell-count="84" meta:object-count="0"/>
  </office:meta>
</office:document-meta>
</file>